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97ea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пуск и анализ результов A/B-теста в интернет-компании</text:p>
      <text:p text:style-name="P1"/>
      <text:p text:style-name="P1">Описание проекта</text:p>
      <text:p text:style-name="P1"/>
      <text:p text:style-name="Standard">Требуется приоритизировать гипотезы из списка, запустить A/B-тест и проанализировать результаты.</text:p>
      <text:p text:style-name="Standard"/>
      <text:p text:style-name="Standard">У нас есть 9 гипотез по увеличению выручки интернет-магазина с указанными параметрами Reach, Impact, Confidence, Effort.</text:p>
      <text:p text:style-name="Standard"/>
      <text:p text:style-name="Standard">Задача</text:p>
      <text:p text:style-name="Standard"/>
      <text:p text:style-name="Standard">- Применить фреймворк ICE для приоритизации гипотез. Отсортировать их по убыванию приоритета.</text:p>
      <text:p text:style-name="Standard">- Применить фреймворк RICE для приоритизации гипотез. Отсортировать их по убыванию приоритета.</text:p>
      <text:p text:style-name="Standard">- Описать, как изменилась приоритизация гипотез при применении RICE вместо ICE.</text:p>
      <text:p text:style-name="Standard"/>
      <text:p text:style-name="Standard">После проведения A/B-тест получили результаты, которые описаны в файлах /datasets/orders.csv и /datasets/visitors.csv.</text:p>
      <text:p text:style-name="Standard"/>
      <text:p text:style-name="Standard">Задача</text:p>
      <text:p text:style-name="Standard">Проанализирировать A/B-тест. Для этого:</text:p>
      <text:p text:style-name="Standard">- Построим график кумулятивной выручки по группам. </text:p>
      <text:p text:style-name="Standard">- Построим график кумулятивного среднего чека по группам. </text:p>
      <text:p text:style-name="Standard">- Построим график относительного изменения кумулятивного среднего чека группы B к группе A.</text:p>
      <text:p text:style-name="Standard">- Построим график кумулятивной конверсии по группам. </text:p>
      <text:p text:style-name="Standard">- Построим график относительного изменения кумулятивной конверсии группы B к группе A. </text:p>
      <text:p text:style-name="Standard">- Построим точечный график количества заказов по пользователям. </text:p>
      <text:p text:style-name="Standard">- Посчитаем 95-й и 99-й перцентили количества заказов на пользователя. Выберем границу для определения аномальных пользователей.</text:p>
      <text:p text:style-name="Standard">- Построим точечный график стоимостей заказов. </text:p>
      <text:p text:style-name="Standard">- Посчитаем 95-й и 99-й перцентили стоимости заказов. Выберем границу для определения аномальных заказов.</text:p>
      <text:p text:style-name="Standard">- Посчитаем статистическую значимость различий в конверсии между группами по «сырым» данным. </text:p>
      <text:p text:style-name="Standard">- Посчитаем статистическую значимость различий в среднем чеке заказа между группами по «сырым» данным. </text:p>
      <text:p text:style-name="Standard">- Посчитаем статистическую значимость различий в конверсии между группами по «очищенным» данным. </text:p>
      <text:p text:style-name="Standard">- Посчитаем статистическую значимость различий в среднем чеке заказа между группами по «очищенным» данным. </text:p>
      <text:p text:style-name="Standard"/>
      <text:p text:style-name="Standard">Описание данных</text:p>
      <text:p text:style-name="Standard"/>
      <text:p text:style-name="Standard">Данные для первой части&lt;br&gt;</text:p>
      <text:p text:style-name="Standard">Файл /datasets/hypothesis.csv:&lt;br&gt;</text:p>
      <text:p text:style-name="Standard"/>
      <text:p text:style-name="Standard">Hypothesis — краткое описание гипотезы;&lt;br&gt;</text:p>
      <text:p text:style-name="Standard">Reach — охват пользователей по 10-балльной шкале;&lt;br&gt;</text:p>
      <text:p text:style-name="Standard"><text:soft-page-break/>Impact — влияние на пользователей по 10-балльной шкале;&lt;br&gt;</text:p>
      <text:p text:style-name="Standard">Confidence — уверенность в гипотезе по 10-балльной шкале;&lt;br&gt;</text:p>
      <text:p text:style-name="Standard">Efforts — затраты ресурсов на проверку гипотезы по 10-балльной шкале. Чем больше значение Efforts, тем дороже проверка гипотезы.&lt;br&gt;</text:p>
      <text:p text:style-name="Standard"/>
      <text:p text:style-name="Standard">Данные для второй части&lt;br&gt;</text:p>
      <text:p text:style-name="Standard">Файл /datasets/orders.csv:&lt;br&gt;</text:p>
      <text:p text:style-name="Standard"/>
      <text:p text:style-name="Standard">transactionId — идентификатор заказа;&lt;br&gt;</text:p>
      <text:p text:style-name="Standard">visitorId — идентификатор пользователя, совершившего заказ;&lt;br&gt;</text:p>
      <text:p text:style-name="Standard">date — дата, когда был совершён заказ;&lt;br&gt;</text:p>
      <text:p text:style-name="Standard">revenue — выручка заказа;&lt;br&gt;</text:p>
      <text:p text:style-name="Standard">group — группа A/B-теста, в которую попал заказ.&lt;br&gt;</text:p>
      <text:p text:style-name="Standard"/>
      <text:p text:style-name="Standard">Файл /datasets/visitors.csv:&lt;br&gt;</text:p>
      <text:p text:style-name="Standard"/>
      <text:p text:style-name="Standard">date — дата;&lt;br&gt;</text:p>
      <text:p text:style-name="Standard">group — группа A/B-теста;&lt;br&gt;</text:p>
      <text:p text:style-name="Standard">visitors — количество пользователей в указанную дату в указанной группе A/B-тест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3T16:04:02.630340110</meta:creation-date>
    <dc:date>2022-06-23T16:07:26.110098747</dc:date>
    <meta:editing-duration>PT3M23S</meta:editing-duration>
    <meta:editing-cycles>1</meta:editing-cycles>
    <meta:document-statistic meta:table-count="0" meta:image-count="0" meta:object-count="0" meta:page-count="2" meta:paragraph-count="43" meta:word-count="327" meta:character-count="2672" meta:non-whitespace-character-count="2365"/>
    <meta:generator>LibreOffice/7.3.1.3$MacOSX_X86_64 LibreOffice_project/a69ca51ded25f3eefd52d7bf9a5fad8c90b87951</meta:generator>
  </office:meta>
</office:document-meta>
</file>